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18cm" draw:textarea-horizontal-align="center" draw:textarea-vertical-align="middle"/>
    </style:style>
    <style:style style:name="gr2" style:family="graphic" style:parent-style-name="standard">
      <style:graphic-properties draw:fill="solid" draw:fill-color="#e8f3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0eb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baca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d0eab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e7fae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0.358cm"/>
    </style:style>
    <style:style style:name="gr11" style:family="graphic" style:parent-style-name="standard">
      <style:graphic-properties draw:stroke="none" draw:fill="none" fo:min-height="0.558cm"/>
    </style:style>
    <style:style style:name="gr12" style:family="graphic" style:parent-style-name="standard">
      <style:graphic-properties draw:fill="solid" draw:fill-color="#d2d2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bebe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6" style:family="paragraph">
      <style:text-properties fo:font-family="Arial" style:font-family-generic="swiss" style:font-pitch="variable"/>
    </style:style>
    <style:style style:name="T1" style:family="text">
      <style:text-properties fo:font-size="12pt"/>
    </style:style>
    <style:style style:name="T2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4.413cm" svg:y1="17.129cm" svg:x2="5.213cm" svg:y2="17.129cm">
          <text:p text:style-name="P4"/>
        </draw:line>
        <draw:line draw:style-name="gr1" draw:text-style-name="P1" draw:layer="layout" svg:x1="3.8cm" svg:y1="11.096cm" svg:x2="4.6cm" svg:y2="11.096cm">
          <text:p text:style-name="P4"/>
        </draw:line>
        <draw:custom-shape draw:style-name="gr2" draw:text-style-name="P3" draw:layer="layout" svg:width="1.2cm" svg:height="2.8cm" svg:x="1.527cm" svg:y="2.2cm">
          <text:p text:style-name="P2"><text:span text:style-name="T1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4103.37078651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1.2cm" svg:height="2.8cm" svg:x="1.927cm" svg:y="2.2cm">
          <text:p text:style-name="P2"><text:span text:style-name="T1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4103.37078651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1.2cm" svg:height="2.8cm" svg:x="2.327cm" svg:y="2.2cm">
          <text:p text:style-name="P2"><text:span text:style-name="T1">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4103.37078651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.527cm" svg:y1="5cm" svg:x2="0.927cm" svg:y2="5.8cm">
          <text:p text:style-name="P4"/>
        </draw:line>
        <draw:line draw:style-name="gr1" draw:text-style-name="P1" draw:layer="layout" svg:x1="3.527cm" svg:y1="4.2cm" svg:x2="4.327cm" svg:y2="4.2cm">
          <text:p text:style-name="P4"/>
        </draw:line>
        <draw:line draw:style-name="gr1" draw:text-style-name="P1" draw:layer="layout" svg:x1="2.327cm" svg:y1="2.2cm" svg:x2="2.327cm" svg:y2="1.4cm">
          <text:p text:style-name="P4"/>
        </draw:line>
        <draw:frame draw:style-name="gr5" draw:text-style-name="P4" draw:layer="layout" svg:width="2.4cm" svg:height="1.005cm" svg:x="1.327cm" svg:y="5cm">
          <draw:text-box>
            <text:p text:style-name="P4">TDM</text:p>
          </draw:text-box>
        </draw:frame>
        <draw:frame draw:style-name="gr6" draw:layer="layout" svg:width="0.739cm" svg:height="1.005cm" svg:x="4.327cm" svg:y="3.6cm">
          <draw:text-box>
            <text:p text:style-name="P4">t</text:p>
          </draw:text-box>
        </draw:frame>
        <draw:frame draw:style-name="gr6" draw:layer="layout" svg:width="0.735cm" svg:height="1.005cm" svg:x="0.4cm" svg:y="5.6cm">
          <draw:text-box>
            <text:p text:style-name="P4">f</text:p>
          </draw:text-box>
        </draw:frame>
        <draw:frame draw:style-name="gr6" draw:layer="layout" svg:width="0.828cm" svg:height="1.005cm" svg:x="1.927cm" svg:y="0.4cm">
          <draw:text-box>
            <text:p text:style-name="P4">c</text:p>
          </draw:text-box>
        </draw:frame>
        <draw:custom-shape draw:style-name="gr7" draw:text-style-name="P2" draw:layer="layout" svg:width="2.74cm" svg:height="2.129cm" svg:x="1.46cm" svg:y="9.2cm">
          <text:p text:style-name="P2"><text:span text:style-name="T1">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70.1408450704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.46cm" svg:y1="11.329cm" svg:x2="0.8cm" svg:y2="12cm">
          <text:p text:style-name="P4"/>
        </draw:line>
        <draw:line draw:style-name="gr1" draw:text-style-name="P1" draw:layer="layout" svg:x1="1.701cm" svg:y1="9.2cm" svg:x2="1.701cm" svg:y2="8.4cm">
          <text:p text:style-name="P4"/>
        </draw:line>
        <draw:frame draw:style-name="gr5" draw:text-style-name="P4" draw:layer="layout" svg:width="2.4cm" svg:height="1.005cm" svg:x="1.4cm" svg:y="11.784cm">
          <draw:text-box>
            <text:p text:style-name="P4">FDM</text:p>
          </draw:text-box>
        </draw:frame>
        <draw:frame draw:style-name="gr6" draw:layer="layout" svg:width="0.739cm" svg:height="1.005cm" svg:x="4.46cm" svg:y="10.529cm">
          <draw:text-box>
            <text:p text:style-name="P4">t</text:p>
          </draw:text-box>
        </draw:frame>
        <draw:frame draw:style-name="gr6" draw:layer="layout" svg:width="0.735cm" svg:height="1.005cm" svg:x="0.2cm" svg:y="11.529cm">
          <draw:text-box>
            <text:p text:style-name="P4">f</text:p>
          </draw:text-box>
        </draw:frame>
        <draw:frame draw:style-name="gr6" draw:layer="layout" svg:width="0.828cm" svg:height="1.005cm" svg:x="1.301cm" svg:y="7.4cm">
          <draw:text-box>
            <text:p text:style-name="P4">c</text:p>
          </draw:text-box>
        </draw:frame>
        <draw:custom-shape draw:style-name="gr8" draw:text-style-name="P2" draw:layer="layout" svg:width="2.74cm" svg:height="2.129cm" svg:x="1.26cm" svg:y="9.4cm">
          <text:p text:style-name="P2"><text:span text:style-name="T1">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70.1408450704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draw:layer="layout" svg:width="2.74cm" svg:height="2.129cm" svg:x="1.06cm" svg:y="9.6cm">
          <text:p text:style-name="P4"/>
          <draw:enhanced-geometry svg:viewBox="0 0 21600 21600" draw:glue-points="?f7 0 ?f6 ?f1 0 ?f10 ?f6 21600 ?f4 ?f10 21600 ?f9" draw:path-stretchpoint-x="10800" draw:path-stretchpoint-y="10800" draw:text-areas="0 ?f1 ?f4 ?f12" draw:type="cube" draw:modifiers="2170.1408450704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2" draw:layer="layout" svg:width="0.667cm" svg:height="0.759cm" svg:x="3.333cm" svg:y="10.493cm">
          <draw:text-box>
            <text:p text:style-name="P2"><text:span text:style-name="T1">a</text:span></text:p>
          </draw:text-box>
        </draw:frame>
        <draw:frame draw:style-name="gr11" draw:text-style-name="P2" draw:layer="layout" svg:width="0.767cm" svg:height="0.808cm" svg:x="3.7cm" svg:y="9.692cm">
          <draw:text-box>
            <text:p text:style-name="P2"><text:span text:style-name="T1">c</text:span></text:p>
          </draw:text-box>
        </draw:frame>
        <draw:frame draw:style-name="gr11" draw:text-style-name="P2" draw:layer="layout" svg:width="0.767cm" svg:height="0.808cm" svg:x="3.5cm" svg:y="10.092cm">
          <draw:text-box>
            <text:p text:style-name="P2"><text:span text:style-name="T1">b</text:span></text:p>
          </draw:text-box>
        </draw:frame>
        <draw:custom-shape draw:style-name="gr4" draw:text-style-name="P2" draw:layer="layout" svg:width="3.273cm" svg:height="1.2cm" svg:x="1.34cm" svg:y="16.729cm">
          <text:p text:style-name="P2"><text:span text:style-name="T1">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4064.2797668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.34cm" svg:y1="17.929cm" svg:x2="0.74cm" svg:y2="18.729cm">
          <text:p text:style-name="P4"/>
        </draw:line>
        <draw:line draw:style-name="gr1" draw:text-style-name="P1" draw:layer="layout" svg:x1="2.113cm" svg:y1="15.929cm" svg:x2="2.113cm" svg:y2="15.129cm">
          <text:p text:style-name="P4"/>
        </draw:line>
        <draw:frame draw:style-name="gr5" draw:text-style-name="P4" draw:layer="layout" svg:width="2.4cm" svg:height="1.005cm" svg:x="1.54cm" svg:y="18.129cm">
          <draw:text-box>
            <text:p text:style-name="P4">CDM</text:p>
          </draw:text-box>
        </draw:frame>
        <draw:frame draw:style-name="gr6" draw:layer="layout" svg:width="0.739cm" svg:height="1.005cm" svg:x="5.073cm" svg:y="16.529cm">
          <draw:text-box>
            <text:p text:style-name="P4">t</text:p>
          </draw:text-box>
        </draw:frame>
        <draw:frame draw:style-name="gr6" draw:layer="layout" svg:width="0.735cm" svg:height="1.005cm" svg:x="0.2cm" svg:y="18.529cm">
          <draw:text-box>
            <text:p text:style-name="P4">f</text:p>
          </draw:text-box>
        </draw:frame>
        <draw:frame draw:style-name="gr6" draw:text-style-name="P6" draw:layer="layout" svg:width="0.828cm" svg:height="1.005cm" svg:x="1.6cm" svg:y="14cm">
          <draw:text-box>
            <text:p text:style-name="P5"><text:span text:style-name="T2">c</text:span></text:p>
          </draw:text-box>
        </draw:frame>
        <draw:custom-shape draw:style-name="gr12" draw:text-style-name="P2" draw:layer="layout" svg:width="3.273cm" svg:height="1.2cm" svg:x="1.34cm" svg:y="16.329cm">
          <text:p text:style-name="P2"><text:span text:style-name="T1">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4064.2797668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2" draw:layer="layout" svg:width="3.273cm" svg:height="1.2cm" svg:x="1.34cm" svg:y="15.929cm">
          <text:p text:style-name="P2"><text:span text:style-name="T1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4064.2797668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3-07T11:00:19</meta:creation-date>
    <dc:date>2007-03-07T16:32:39</dc:date>
    <dc:language>de-DE</dc:language>
    <meta:editing-cycles>4</meta:editing-cycles>
    <meta:editing-duration>PT5H32M2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